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17.59cm" table:align="margins" fo:background-color="transparent">
        <style:background-image/>
      </style:table-properties>
    </style:style>
    <style:style style:name="myTable.A" style:family="table-column">
      <style:table-column-properties style:column-width="2.088cm" style:rel-column-width="7778*"/>
    </style:style>
    <style:style style:name="myTable.B" style:family="table-column">
      <style:table-column-properties style:column-width="5.212cm" style:rel-column-width="19420*"/>
    </style:style>
    <style:style style:name="myTable.C" style:family="table-column">
      <style:table-column-properties style:column-width="4.803cm" style:rel-column-width="17896*"/>
    </style:style>
    <style:style style:name="myTable.D" style:family="table-column">
      <style:table-column-properties style:column-width="5.486cm" style:rel-column-width="20441*"/>
    </style:style>
    <style:style style:name="myTable.1" style:family="table-row">
      <style:table-row-properties fo:background-color="#b2b2b2">
        <style:background-image/>
      </style:table-row-properties>
    </style:style>
    <style:style style:name="myTable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myTable.D1" style:family="table-cell">
      <style:table-cell-properties fo:background-color="transparent" fo:padding="0.097cm" fo:border="0.5pt solid #000000">
        <style:background-image/>
      </style:table-cell-properties>
    </style:style>
    <style:style style:name="myTable.A2" style:family="table-cell">
      <style:table-cell-properties fo:padding="0.097cm" fo:border-left="0.5pt solid #000000" fo:border-right="none" fo:border-top="none" fo:border-bottom="0.5pt solid #000000"/>
    </style:style>
    <style:style style:name="myTable.B2" style:family="table-cell">
      <style:table-cell-properties fo:padding="0.097cm" fo:border-left="0.5pt solid #000000" fo:border-right="none" fo:border-top="none" fo:border-bottom="0.5pt solid #000000"/>
    </style:style>
    <style:style style:name="myTable.C2" style:family="table-cell">
      <style:table-cell-properties fo:padding="0.097cm" fo:border-left="0.5pt solid #000000" fo:border-right="none" fo:border-top="none" fo:border-bottom="0.5pt solid #000000"/>
    </style:style>
    <style:style style:name="myTable.D2" style:family="table-cell">
      <style:table-cell-properties fo:padding="0.097cm" fo:border-left="0.5pt solid #000000" fo:border-right="0.5pt solid #000000" fo:border-top="none" fo:border-bottom="0.5pt solid #000000"/>
    </style:style>
    <style:style style:name="myTable.3" style:family="table-row">
      <style:table-row-properties fo:background-color="#eeeeee">
        <style:background-image/>
      </style:table-row-properties>
    </style:style>
    <style:style style:name="myTable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myTable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weight="bold" officeooo:rsid="000fc021" officeooo:paragraph-rsid="0018a8b4" style:font-weight-asian="bold" style:font-weight-complex="bold"/>
    </style:style>
    <style:style style:name="P5" style:family="paragraph" style:parent-style-name="Table_20_Contents">
      <style:text-properties fo:font-weight="bold" officeooo:rsid="0018ed49" officeooo:paragraph-rsid="0018ed49" style:font-weight-asian="bold" style:font-weight-complex="bold"/>
    </style:style>
    <style:style style:name="P6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7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8" style:family="paragraph" style:parent-style-name="Standard">
      <style:text-properties fo:font-size="10pt" officeooo:rsid="000a97c9" officeooo:paragraph-rsid="000a97c9" style:font-size-asian="10pt" style:font-size-complex="10pt"/>
    </style:style>
    <style:style style:name="P9" style:family="paragraph" style:parent-style-name="Table_20_Contents">
      <style:text-properties fo:font-size="10pt" fo:font-weight="normal" officeooo:rsid="000fc021" officeooo:paragraph-rsid="001c526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10pt" fo:font-weight="normal" officeooo:rsid="001c5269" officeooo:paragraph-rsid="001c5269" style:font-size-asian="10pt" style:font-weight-asian="normal" style:font-size-complex="10pt" style:font-weight-complex="normal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8a8b4"/>
    </style:style>
    <style:style style:name="T5" style:family="text">
      <style:text-properties officeooo:rsid="001c5269"/>
    </style:style>
    <style:style style:name="T6" style:family="text">
      <style:text-properties officeooo:rsid="00208317"/>
    </style:style>
    <style:style style:name="T7" style:family="text">
      <style:text-properties officeooo:rsid="0021af5b"/>
    </style:style>
    <style:style style:name="T8" style:family="text">
      <style:text-properties officeooo:rsid="002240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9">${<text:span text:style-name="T5">For </text:span><text:span text:style-name="T3">$value:“data“, </text:span><text:span text:style-name="T2">$</text:span><text:span text:style-name="T3">as:“person“, table</text:span><text:span text:style-name="T8">R</text:span><text:span text:style-name="T3">ow: [</text:span><text:span text:style-name="T6">2</text:span><text:span text:style-name="T3">,</text:span><text:span text:style-name="T6">3</text:span><text:span text:style-name="T3">], </text:span><text:span text:style-name="T4">table</text:span><text:span text:style-name="T8">N</text:span><text:span text:style-name="T4">ame:“myTable“</text:span><text:span text:style-name="T5">}</text:span></text:p>
      <text:p text:style-name="P10">${EndFor}</text:p>
      <text:p text:style-name="P4"/>
      <text:p text:style-name="P5">The Table:</text:p>
      <table:table table:name="myTable" table:style-name="myTab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myTable.1">
          <table:table-cell table:style-name="myTable.A1" office:value-type="string">
            <text:p text:style-name="P3">No</text:p>
          </table:table-cell>
          <table:table-cell table:style-name="myTable.A1" office:value-type="string">
            <text:p text:style-name="P2">First Name</text:p>
          </table:table-cell>
          <table:table-cell table:style-name="myTable.A1" office:value-type="string">
            <text:p text:style-name="P2">Last Name</text:p>
          </table:table-cell>
          <table:table-cell table:style-name="myTable.D1" office:value-type="string">
            <text:p text:style-name="P2">Birth Date</text:p>
          </table:table-cell>
        </table:table-row>
        <table:table-row>
          <table:table-cell table:style-name="myTable.A2" office:value-type="string">
            <text:p text:style-name="P7">${<text:span text:style-name="T7">Counter</text:span>}</text:p>
          </table:table-cell>
          <table:table-cell table:style-name="myTable.B2" office:value-type="string">
            <text:p text:style-name="P7">${$person.firstName}</text:p>
          </table:table-cell>
          <table:table-cell table:style-name="myTable.C2" office:value-type="string">
            <text:p text:style-name="P7">${$person.lastName}</text:p>
          </table:table-cell>
          <table:table-cell table:style-name="myTable.D2" office:value-type="string">
            <text:p text:style-name="P6">${Date $value:“person.birthDate“}</text:p>
          </table:table-cell>
        </table:table-row>
        <table:table-row table:style-name="myTable.3">
          <table:table-cell table:style-name="myTable.A3" office:value-type="string">
            <text:p text:style-name="P7">${<text:span text:style-name="T7">Counter</text:span>}</text:p>
          </table:table-cell>
          <table:table-cell table:style-name="myTable.A3" office:value-type="string">
            <text:p text:style-name="P7">${$person.firstName}</text:p>
          </table:table-cell>
          <table:table-cell table:style-name="myTable.A3" office:value-type="string">
            <text:p text:style-name="P7">${$person.lastName}</text:p>
          </table:table-cell>
          <table:table-cell table:style-name="myTable.D3" office:value-type="string">
            <text:p text:style-name="P6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9T12:47:55.031000000</dc:date>
    <meta:editing-duration>PT40M1S</meta:editing-duration>
    <meta:editing-cycles>20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2" meta:character-count="518" meta:non-whitespace-character-count="486"/>
  </office:meta>
</office:document-meta>
</file>